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automatic-styles>
    <style:style style:family="paragraph" style:name="a353e3e" style:parent-style-name="Standard">
      <style:paragraph-properties fo:text-align="justify"/>
    </style:style>
    <style:style style:family="paragraph" style:name="a932470" style:parent-style-name="Standard">
      <style:paragraph-properties fo:margin-left="7.5mm" fo:margin-right="0.0mm" fo:text-indent="-7.5mm"/>
      <style:text-properties fo:font-size="14.0pt" fo:font-weight="bold" style:font-name="Verdana" style:font-name-complex="Verdana" style:font-size-asian="14.0pt" style:font-weight-asian="bold" style:text-underline-style="solid"/>
    </style:style>
    <style:style style:family="paragraph" style:name="a807d04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3" style:name="a6dc95f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3" style:name="a325323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name="a50dcdd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b7174a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38b490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2" style:name="ac1b6f2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2" style:name="a73d73d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2" style:name="af45478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2" style:name="a074758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2" style:name="a283fd0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name="a147986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text" style:name="ae919f7">
      <style:text-properties style:font-name="Verdana" style:font-name-complex="Verdana"/>
    </style:style>
    <style:style style:family="paragraph" style:list-style-name="L1" style:name="aad1c38" style:parent-style-name="ListParagraph">
      <style:paragraph-properties fo:margin-left="7.5mm" fo:margin-right="0.0mm" fo:text-indent="-7.5mm"/>
    </style:style>
    <style:style style:family="paragraph" style:list-style-name="L1" style:name="a8d6e85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1" style:name="a9ded20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1" style:name="a4a9af4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1" style:name="a92b2fd" style:parent-style-name="ListParagraph">
      <style:paragraph-properties fo:margin-left="7.5mm" fo:margin-right="0.0mm" fo:text-indent="-7.5mm"/>
      <style:text-properties style:font-name="Verdana" style:font-name-complex="Verdana"/>
    </style:style>
    <style:style style:family="paragraph" style:name="a198fe5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list-style-name="L4" style:name="a90a834" style:parent-style-name="ListParagraph">
      <style:paragraph-properties fo:margin-right="0.0mm"/>
      <style:text-properties style:font-name="Verdana" style:font-name-complex="Verdana"/>
    </style:style>
    <style:style style:family="paragraph" style:name="a5d3c38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text" style:name="abc5388">
      <style:text-properties fo:font-size="10.0pt" fo:font-style="italic" style:font-name="Verdana"/>
    </style:style>
    <style:style style:family="text" style:name="ae9f3f5">
      <style:text-properties fo:font-size="10.0pt" fo:font-style="italic" style:font-name="Verdana"/>
    </style:style>
    <style:style style:family="text" style:name="a962777">
      <style:text-properties fo:font-size="10.0pt" style:font-name="Verdana"/>
    </style:style>
    <style:style style:family="text" style:name="aa82708">
      <style:text-properties fo:font-size="10.0pt" style:font-name="Verdana"/>
    </style:style>
    <style:style style:family="text" style:name="a24b54c">
      <style:text-properties fo:font-size="10.0pt" fo:font-style="italic" style:font-name="Verdana"/>
    </style:style>
    <style:style style:family="text" style:name="af4accc">
      <style:text-properties fo:font-size="10.0pt" style:font-name="Verdana"/>
    </style:style>
    <style:style style:family="text" style:name="ad84a30">
      <style:text-properties fo:font-size="10.0pt" fo:font-style="italic" style:font-name="Verdana"/>
    </style:style>
    <style:style style:family="text" style:name="aa8726c">
      <style:text-properties style:font-name="Verdana" style:font-name-complex="Verdana"/>
    </style:style>
    <style:style style:family="graphic" style:name="a30eaa5" style:parent-style-name="Graphics">
      <style:graphic-properties fo:background-color="ffffff" fo:border-bottom="none" fo:border-left="none" fo:border-right="none" fo:border-top="none" fo:margin-left="0.0mm" fo:margin-right="0.0mm" style:vertical-pos="top" style:vertical-rel="paragraph"/>
    </style:style>
    <style:style style:family="paragraph" style:name="a248204" style:parent-style-name="Standard">
      <style:paragraph-properties fo:margin-left="7.5mm" fo:margin-right="0.0mm" fo:text-indent="-7.5mm"/>
      <style:text-properties/>
    </style:style>
    <style:style style:family="paragraph" style:name="a6281d8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70cb9b" style:parent-style-name="Standard">
      <style:paragraph-properties fo:margin-left="7.5mm" fo:margin-right="0.0mm" fo:text-indent="-7.5mm"/>
      <style:text-properties style:font-name="Verdana" style:font-name-complex="Verdana"/>
    </style:style>
    <style:style style:family="paragraph" style:name="aa255ca" style:parent-style-name="Standard">
      <style:paragraph-properties fo:margin-left="15.01mm" fo:margin-right="0.0mm" fo:text-indent="-15.01mm"/>
      <style:text-properties fo:background-color="#ffff00" fo:country="US" fo:font-style="italic" fo:font-weight="bold" fo:language="en" style:font-name="Verdana" style:font-name-complex="Verdana" style:font-style-asian="italic" style:font-weight-asian="bold" style:text-underline-style="solid"/>
    </style:style>
    <style:style style:family="text" style:name="aa2be9e">
      <style:text-properties fo:font-size="10.0pt" fo:font-style="italic" style:font-name="Verdana" style:font-name-complex="Verdana"/>
    </style:style>
    <style:style style:family="text" style:name="a141dfe">
      <style:text-properties fo:font-size="10.0pt" style:font-name="Verdana" style:font-name-complex="Verdana"/>
    </style:style>
    <style:style style:family="text" style:name="a0a3c7f">
      <style:text-properties fo:font-size="10.0pt" fo:font-style="italic" style:font-name="Verdana" style:font-name-complex="Verdana"/>
    </style:style>
    <text:list-style style:name="L4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3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2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style:style style:family="text" style:name="a278768" style:parent-style-name="Hyperlink">
      <style:text-properties style:font-name="Verdana" style:font-name-complex="Verdana"/>
    </style:style>
    <style:style style:family="paragraph" style:list-style-name="L4" style:name="a90276d" style:parent-style-name="ListParagraph">
      <style:paragraph-properties fo:margin-right="0.0mm"/>
      <style:text-properties style:font-name="Verdana" style:font-name-complex="Verdana"/>
    </style:style>
    <style:style style:family="paragraph" style:list-style-name="L4" style:name="ab8a6e6" style:parent-style-name="ListParagraph">
      <style:paragraph-properties fo:margin-right="0.0mm"/>
      <style:text-properties style:font-name="Verdana" style:font-name-complex="Verdana"/>
    </style:style>
  </office:automatic-styles>
  <office:body>
    <office:text>
      <text:p text:style-name="aa255ca"/>
      <text:p text:style-name="a70cb9b"/>
      <text:p text:style-name="a6281d8"/>
      <text:p text:style-name="Standard"/>
      <text:p text:style-name="a248204"><text:span text:style-name="aa2be9e"><text:tab/></text:span><text:span text:style-name="a141dfe">10.3.2<text:s/></text:span><text:span text:style-name="a0a3c7f">Formu</text:span><text:span text:style-name="a24b54c">lar<text:s/></text:span><text:span text:style-name="aa82708">Anmeldung zur<text:s/></text:span><text:span text:style-name="a962777">Firmvorbereitung</text:span><text:span text:style-name="ae9f3f5"><text:s/>(</text:span><draw:frame draw:style-name="a30eaa5" svg:height="1.13mm" svg:width="1.85mm" text:anchor-type="as-char"><draw:image xlink:actuate="onLoad" xlink:href="Pictures/10000000000001CC0000011494C181D9.jpg" xlink:show="embed" xlink:type="simple"/><draw:text-box/></draw:frame><text:span text:style-name="abc5388">)</text:span></text:p>
      <text:p text:style-name="a5d3c38"/>
      <text:list text:continue-numbering="true" text:style-name="L4">
        <text:list-item>
          <text:p text:style-name="a90a834">svant</text:p>
        </text:list-item>
      </text:list>
      <text:list text:continue-numbering="true" text:style-name="L4">
        <text:list-item>
          <text:list>
            <text:list-item>
              <text:p text:style-name="ab8a6e6">e</text:p>
            </text:list-item>
          </text:list>
        </text:list-item>
      </text:list>
      <text:p text:style-name="a198fe5"/>
      <text:list text:continue-numbering="true" text:style-name="L1">
        <text:list-item>
          <text:p text:style-name="a92b2fd">eee</text:p>
        </text:list-item>
      </text:list>
      <text:list text:continue-numbering="true" text:style-name="L1">
        <text:list-item>
          <text:list>
            <text:list-item>
              <text:p text:style-name="a4a9af4">sdfsdf</text:p>
            </text:list-item>
          </text:list>
        </text:list-item>
      </text:list>
      <text:list text:continue-numbering="true" text:style-name="L1">
        <text:list-item>
          <text:list>
            <text:list-item>
              <text:p text:style-name="a9ded20">sfsdf</text:p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p text:style-name="a8d6e85">sdf</text:p>
                </text:list-item>
              </text:list>
            </text:list-item>
          </text:list>
        </text:list-item>
      </text:list>
      <text:list text:continue-numbering="true" text:style-name="L1">
        <text:list-item>
          <text:list>
            <text:list-item>
              <text:list>
                <text:list-item>
                  <text:p text:style-name="aad1c38"><text:a xlink:href="http://www.heise.de"><text:span text:style-name="Hyperlink">sd</text:span><text:span text:style-name="Hyperlink">fsdf</text:span></text:a></text:p>
                </text:list-item>
              </text:list>
            </text:list-item>
          </text:list>
        </text:list-item>
      </text:list>
      <text:p text:style-name="a147986"/>
      <text:list text:continue-numbering="true" text:style-name="L2">
        <text:list-item>
          <text:p text:style-name="a283fd0">sdfudigo</text:p>
        </text:list-item>
      </text:list>
      <text:list text:continue-numbering="true" text:style-name="L2">
        <text:list-item>
          <text:list>
            <text:list-item>
              <text:p text:style-name="a074758">sjdhskdf</text:p>
            </text:list-item>
          </text:list>
        </text:list-item>
      </text:list>
      <text:list text:continue-numbering="true" text:style-name="L2">
        <text:list-item>
          <text:list>
            <text:list-item>
              <text:list>
                <text:list-item>
                  <text:p text:style-name="af45478">sdjfh</text:p>
                </text:list-item>
              </text:list>
            </text:list-item>
          </text:list>
        </text:list-item>
      </text:list>
      <text:list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a73d73d">dsfjhsdkf</text:p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ac1b6f2">sdfjkl</text:p>
                    </text:list-item>
                  </text:list>
                </text:list-item>
              </text:list>
            </text:list-item>
          </text:list>
        </text:list-item>
      </text:list>
      <text:p text:style-name="a38b490"/>
      <text:p text:style-name="ab7174a"/>
      <text:p text:style-name="a50dcdd"/>
      <text:list text:continue-numbering="true" text:style-name="L3">
        <text:list-item>
          <text:p text:style-name="a325323">Svante</text:p>
        </text:list-item>
      </text:list>
      <text:list text:continue-numbering="true" text:style-name="L3">
        <text:list-item>
          <text:list>
            <text:list-item>
              <text:p text:style-name="a6dc95f">2</text:p>
            </text:list-item>
          </text:list>
        </text:list-item>
      </text:list>
      <text:p text:style-name="a807d04"/>
      <text:p text:style-name="a932470"/>
      <text:p text:style-name="a353e3e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RotisSerif" svg:font-family="RotisSerif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Arial Narrow" svg:font-family="'Arial Narrow'"/>
    <style:font-face style:font-family-generic="swiss" style:font-pitch="variable" style:name="Arial Unicode MS" svg:font-family="'Arial Unicode M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Verdana" svg:font-family="Verdan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Tahoma" svg:font-family="Tahoma"/>
    <style:font-face style:font-family-generic="swiss" style:font-pitch="variable" style:name="Verdana" svg:font-family="Verdana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>
      <style:text-properties fo:country="DE" fo:font-size="12.0pt" fo:language="de" style:font-name="Times New Roman" style:font-name-asian="Times New Roman" style:font-name-complex="Times New Roman" style:font-size-asian="12.0pt" style:use-window-font-color="true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roid Sans Fallback" style:font-name-complex="FreeSans" style:font-size-asian="14.0pt"/>
    </style:style>
    <style:style style:default-outline-level="1" style:display-name="Heading 1" style:family="paragraph" style:name="Heading_20_1" style:next-style-name="Standard" style:parent-style-name="Standard">
      <style:paragraph-properties fo:margin-bottom="5.29mm" fo:margin-top="4.23mm"/>
      <style:text-properties fo:font-size="17.0pt" fo:font-weight="bold" style:font-name="RotisSerif" style:font-name-complex="RotisSerif" style:font-size-asian="17.0pt" style:font-weight-asian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family="paragraph" style:name="Foot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FreeSans1" style:font-size-asian="12.0pt"/>
    </style:style>
    <style:style style:family="paragraph" style:name="Index" style:parent-style-name="Standard">
      <style:text-properties style:font-name-complex="FreeSans1" style:font-size-asian="12.0pt"/>
    </style:style>
    <style:style style:display-name="Tahoma 16" style:family="paragraph" style:name="Tahoma_20_16" style:next-style-name="Standard" style:parent-style-name="Standard">
      <style:paragraph-properties/>
      <style:text-properties fo:font-size="16.0pt" style:font-name="Tahoma" style:font-name-complex="Tahoma" style:font-size-asian="16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display-name="Tahoma 16 Fett" style:family="paragraph" style:name="Tahoma_20_16_20_Fett" style:next-style-name="Standard" style:parent-style-name="Standard">
      <style:paragraph-properties/>
      <style:text-properties fo:font-size="16.0pt" fo:font-weight="bold" style:font-name="Tahoma" style:font-name-asian="Arial Unicode MS" style:font-name-complex="Tahoma" style:font-size-asian="16.0pt" style:font-weight-asian="bold"/>
    </style:style>
    <style:style style:family="text" style:name="Absatz-Standardschriftart" style:parent-style-name="default_character_style"/>
    <style:style style:display-name="Internet link" style:family="text" style:name="Internet_20_link" style:parent-style-name="Absatz-Standardschriftart">
      <style:text-properties fo:color="#0000ff" style:text-underline-style="solid"/>
    </style:style>
    <style:style style:display-name="Hyperlink" style:family="text" style:name="Hyperlink" style:parent-style-name="default_character_style">
      <style:text-properties fo:color="#0080C0" style:text-underline-style="solid"/>
    </style:style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1b33ac" style:parent-style-name="Header">
      <style:text-properties fo:font-size="10.0pt" style:font-name="Verdana" style:font-name-complex="Verdana" style:font-size-asian="10.0pt"/>
    </style:style>
    <style:style style:family="paragraph" style:name="a157d7a" style:parent-style-name="Header">
      <style:paragraph-properties fo:border-bottom="none" fo:border-left="none" fo:border-right="none" fo:border-top="0.18mm solid #000000" fo:padding-bottom="0.0mm" fo:padding-left="0.0mm" fo:padding-right="0.0mm" fo:padding-top="0.35mm"/>
      <style:text-properties fo:font-size="10.0pt" style:font-name="Verdana" style:font-name-complex="Verdana" style:font-size-asian="10.0pt"/>
    </style:style>
    <style:style style:family="text" style:name="a21a08c">
      <style:text-properties fo:font-size="10.0pt" style:font-name="Verdana" style:font-name-complex="Verdana" style:font-size-asian="10.0pt"/>
    </style:style>
    <style:style style:family="paragraph" style:name="ad926ca" style:parent-style-name="Header">
      <style:paragraph-properties>
        <style:tab-stops>
          <style:tab-stop style:position="16.002cm" style:type="right"/>
        </style:tab-stops>
      </style:paragraph-properties>
      <style:text-properties/>
    </style:style>
  </office:automatic-styles>
  <office:master-styles>
    <style:master-page style:name="Standard">
      <style:header>
        <text:p text:style-name="ad926ca"><text:span text:style-name="a21a08c">Handbuch Pastoralbüro<text:tab/>Kapitel 10 – 10.0 Inhaltsverzeichnis</text:span></text:p>
        <text:p text:style-name="a157d7a"/>
        <text:p text:style-name="a1b33ac"/>
      </style:head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6</dc:date>
    <meta:editing-cycles>2</meta:editing-cycles>
    <meta:editing-duration>PT0.059S</meta:editing-duration>
  </office:meta>
</office:document-meta>
</file>